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style:font-size-asian="10.5pt"/>
    </style:style>
    <style:style style:name="P2" style:family="paragraph" style:parent-style-name="Standard">
      <style:text-properties fo:language="pt" fo:country="BR" officeooo:paragraph-rsid="00198c0a" style:font-size-asian="10.5pt"/>
    </style:style>
    <style:style style:name="P3" style:family="paragraph" style:parent-style-name="Standard">
      <style:text-properties fo:color="#ff3333" fo:language="pt" fo:country="BR" officeooo:rsid="000bfe29" officeooo:paragraph-rsid="00198c0a" style:font-size-asian="10.5pt"/>
    </style:style>
    <style:style style:name="P4" style:family="paragraph" style:parent-style-name="Standard">
      <style:text-properties officeooo:paragraph-rsid="00198c0a"/>
    </style:style>
    <style:style style:name="T1" style:family="text">
      <style:text-properties fo:language="pt" fo:country="BR" style:font-size-asian="10.5pt"/>
    </style:style>
    <style:style style:name="T2" style:family="text">
      <style:text-properties fo:color="#ff3333" officeooo:rsid="000bfe29"/>
    </style:style>
    <style:style style:name="T3" style:family="text">
      <style:text-properties officeooo:rsid="000bfe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A1: Instituições, nome do trabalho, meu nome, apresentação do TCC, orientador etc …</text:p>
      <text:p text:style-name="P2">Pergunta: Devo colocar somente como instituições somente UFRGS e IF? </text:p>
      <text:p text:style-name="P3">BXS: Sugiro colocar Laboratório Interinstitucional de e-Astronomia também.</text:p>
      <text:p text:style-name="P2"/>
      <text:p text:style-name="P2">Agradecimentos</text:p>
      <text:p text:style-name="P2"/>
      <text:p text:style-name="P2">RESUMO:</text:p>
      <text:p text:style-name="P2">Começar falando sobre os limites da nossa Galáxia, sobre as subestruturas e o vínculo que elas tem com a formação da Galáxia. Da evolução das observações fotométricas --&gt; vinda projeto DES que propulsionou essa pesquisa por subestruturas no hemisfério sul. Falar de modo geral sobre o SparSEx. Se basear no resumo já feito no relatório por mim escrito e no artigo do Elmer. </text:p>
      <text:p text:style-name="P2"/>
      <text:p text:style-name="P2">ABSTRACT: Versão inglês do resumo em português</text:p>
      <text:p text:style-name="P2"/>
      <text:p text:style-name="P2">SUMÁRIO: Contém as páginas indicadas de cada seção do trabalho</text:p>
      <text:p text:style-name="P2">(Introdução, Objetivos, Metodologia e desenvolvimento, considerações finais e bibliografia)</text:p>
      <text:p text:style-name="P2"/>
      <text:p text:style-name="P2"/>
      <text:p text:style-name="P2">INTRODUÇÃO: Falar sobre a importância no descobrimento de satélites (ou companheiros?! Ou subestruturas) da Galáxia para o entendimento da formação desta. <text:span text:style-name="T2">BXS: sugiro que use subestruturas como termo geral, que engloba correntes e nuvens estelares também. E satélites quando for fazer referências a aglomerados e galáxias anãs</text:span><text:span text:style-name="T3">. </text:span>Falar não só de galáxias e aglomerados mas também de correntes estelares. Mostrar o censo de satélites já descobertos antes e depois do DES <text:s/>(Mostrar figura com o censo de satélites) </text:p>
      <text:p text:style-name="P2">Falar sobre o Matched filter, qual é o diferencial desse método em relação a outros. Chegar no ponto que precisamos de simulações para uma detecção “às cegas” (ou seja com pouca informação de onde está e como é a subestrutura).</text:p>
      <text:p text:style-name="P2">Falar sobre a automatização do método usando o SExtractor.</text:p>
      <text:p text:style-name="P2"/>
      <text:p text:style-name="P2"/>
      <text:p text:style-name="P2">OBJETIVOS: (explicar em forma de texto os principais tópicos) </text:p>
      <text:p text:style-name="P2"/>
      <text:p text:style-name="P2">→ Manuseio de um método estatístico na detecção de subestruturas</text:p>
      <text:p text:style-name="P2">→ Validação do método por meio dos dados do SDSSIII</text:p>
      <text:p text:style-name="P2">→ Aplicação do método nos dados do DES e Sloan em busca de novas subestruturas</text:p>
      <text:p text:style-name="P2">→ Caracterização dos candidatos</text:p>
      <text:p text:style-name="P2">→ Extra: Método das distâncias (não sei se vai encaixar) <text:span text:style-name="T2">(BXS: acho melhor deixar de for a do TCC. Há ponto de encaixe, que seria a possibilidade de adicionar vínculos adicionais (distâncias) a estrelas individuais no método de busca, ainda que com incertezas grandes.)</text:span></text:p>
      <text:p text:style-name="P2"/>
      <text:p text:style-name="P2"/>
      <text:p text:style-name="P2">METODOLOGIA:</text:p>
      <text:p text:style-name="P2"/>
      <text:p text:style-name="P2">→ Começar com o matched filter, (o relatório vem a calhar nesta parte)</text:p>
      <text:p text:style-name="P2">→ Simulações, descrever gencmd o range de parâmetros, tabelas contendo os modelos simulados etc ..</text:p>
      <text:p text:style-name="P2">→ Sextractor e toda a parte de organização dos candidatos por repetições de detecções etc …</text:p>
      <text:p text:style-name="P2">→ Dados </text:p>
      <text:p text:style-name="P2">Explicar o Sloan e o DES, mostrar figuras das áreas cobertas pelos projetos etc <text:span text:style-name="T2">(BXS: etc= filtros, profundidades fotométricas, artigos onde são descritos em detalhe, alguma coisa sobre a fotometria, </text:span><text:soft-page-break/><text:span text:style-name="T2">separação estrela/galáxia, pelo menos essas coisas; ver artigos DES e SDSS para se inspirar.)</text:span></text:p>
      <text:p text:style-name="P2"/>
      <text:p text:style-name="P2">DESENVOLVIMENTO DO TRABALHO:</text:p>
      <text:p text:style-name="P2"/>
      <text:p text:style-name="P2">→ Validação do método nos dados do Sloan: falar do processo mostrar tabelas de reultados e figuras de caracterização, mostrar a cauda de sagitário também.</text:p>
      <text:p text:style-name="P2">→ Descoberta dos novos satélites nos dados do DES: falar do processo mostrar tabelas de reultados e figuras de caracterização</text:p>
      <text:p text:style-name="P2"/>
      <text:p text:style-name="P2">CONSIDERAÇÕES FINAIS:</text:p>
      <text:p text:style-name="P2"/>
      <text:p text:style-name="P2">Concluir os resultados do trabalho seus benefícios para a ciência e melhorias no método etc …</text:p>
      <text:p text:style-name="P2"/>
      <text:p text:style-name="P4"><text:span text:style-name="T1">BIBLIOGRAF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queiroz</meta:initial-creator>
    <meta:creation-date>2015-10-16T08:36:39</meta:creation-date>
    <meta:generator>LibreOffice/4.2.7.2$Linux_X86_64 LibreOffice_project/420m0$Build-2</meta:generator>
    <dc:date>2015-10-17T21:15:09.767237228</dc:date>
    <meta:editing-duration>PT1H16M25S</meta:editing-duration>
    <meta:editing-cycles>5</meta:editing-cycles>
    <meta:document-statistic meta:table-count="0" meta:image-count="0" meta:object-count="0" meta:page-count="2" meta:paragraph-count="30" meta:word-count="500" meta:character-count="3179" meta:non-whitespace-character-count="2704"/>
  </office:meta>
</office:document-meta>
</file>